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 style:master-page-name="Standard">
      <style:paragraph-properties fo:margin-left="0.614cm" fo:margin-right="0cm" fo:margin-top="0.494cm" fo:margin-bottom="0.494cm" style:contextual-spacing="false" fo:text-align="justify" style:justify-single-word="false" fo:text-indent="0.656cm" style:auto-text-indent="false" style:page-number="auto"/>
      <style:text-properties officeooo:paragraph-rsid="00186eb8"/>
    </style:style>
    <style:style style:name="T1" style:family="text">
      <style:text-properties fo:color="#000000" style:font-name="Arial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osso jogo será estilo stealth e roguelike, onde o ambiente do jogo seria em um manicômio, o personagem seria um louco que teria de enfrentar guardas podendo derrotá-los, teria que fugir dos fantasmas que o perseguiriam das pessoas que ele tinha matado, o objetivo do jogo seria pegar 7 chaves que estariam em mapas diferentes, em locais diferentes e que a cada vez que jogasse o jogo ele seria diferente, proporcionando uma experiência única cada vez que entrasse no jogo, pois os elementos dele seriam gerados de maneira randômica. O personagem teria uma barra de sanidade que iria diminuindo com o tempo, quanto menor a barra mais fantasmas apareceriam, ficar em lugares escuros faria a sanidade baixar mais ráp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09:04:06.932670377</meta:creation-date>
    <dc:date>2015-04-02T09:07:13.348361213</dc:date>
    <meta:editing-duration>P0D</meta:editing-duration>
    <meta:editing-cycles>1</meta:editing-cycles>
    <meta:document-statistic meta:table-count="0" meta:image-count="0" meta:object-count="0" meta:page-count="1" meta:paragraph-count="1" meta:word-count="119" meta:character-count="718" meta:non-whitespace-character-count="600"/>
    <meta:generator>LibreOffice/4.2.7.2$Linux_X86_64 LibreOffice_project/420m0$Build-2</meta:generator>
  </office:meta>
</office:document-meta>
</file>